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ext_20_body">
      <style:text-properties officeooo:rsid="004c5e92" officeooo:paragraph-rsid="004c5e92"/>
    </style:style>
    <style:style style:name="P3" style:family="paragraph" style:parent-style-name="Text_20_body">
      <style:text-properties officeooo:rsid="004efc10" officeooo:paragraph-rsid="004efc10"/>
    </style:style>
    <style:style style:name="P4" style:family="paragraph" style:parent-style-name="Text_20_body">
      <style:text-properties fo:font-weight="normal" officeooo:rsid="004efc10" officeooo:paragraph-rsid="004efc10" style:font-weight-asian="normal" style:font-weight-complex="normal"/>
    </style:style>
    <style:style style:name="P5" style:family="paragraph" style:parent-style-name="Text_20_body">
      <style:paragraph-properties fo:text-align="center" style:justify-single-word="false"/>
      <style:text-properties fo:font-weight="normal" officeooo:rsid="00b52197" officeooo:paragraph-rsid="00b52197" style:font-weight-asian="normal" style:font-weight-complex="normal"/>
    </style:style>
    <style:style style:name="P6" style:family="paragraph" style:parent-style-name="Text_20_body">
      <style:text-properties fo:font-weight="normal" officeooo:rsid="00cc822f" officeooo:paragraph-rsid="00cc822f" style:font-weight-asian="normal" style:font-weight-complex="normal"/>
    </style:style>
    <style:style style:name="P7" style:family="paragraph" style:parent-style-name="Text_20_body">
      <style:text-properties fo:font-weight="normal" officeooo:rsid="00cda0ad" officeooo:paragraph-rsid="00cda0ad" style:font-weight-asian="normal" style:font-weight-complex="normal"/>
    </style:style>
    <style:style style:name="P8" style:family="paragraph" style:parent-style-name="Text_20_body">
      <style:text-properties fo:font-weight="normal" officeooo:rsid="00cf7cc3" officeooo:paragraph-rsid="00cf7cc3" style:font-weight-asian="normal" style:font-weight-complex="normal"/>
    </style:style>
    <style:style style:name="P9" style:family="paragraph" style:parent-style-name="Text_20_body">
      <style:text-properties officeooo:rsid="001d21d5"/>
    </style:style>
    <style:style style:name="P10" style:family="paragraph" style:parent-style-name="Text_20_body">
      <style:paragraph-properties fo:text-align="center" style:justify-single-word="false"/>
      <style:text-properties officeooo:rsid="001ab77e" officeooo:paragraph-rsid="001ab77e"/>
    </style:style>
    <style:style style:name="P11" style:family="paragraph" style:parent-style-name="Text_20_body">
      <style:text-properties officeooo:rsid="005f32af" officeooo:paragraph-rsid="005f32af"/>
    </style:style>
    <style:style style:name="P12" style:family="paragraph" style:parent-style-name="Text_20_body">
      <style:text-properties officeooo:rsid="005f32af" officeooo:paragraph-rsid="00ba270b"/>
    </style:style>
    <style:style style:name="P13" style:family="paragraph" style:parent-style-name="Text_20_body">
      <style:text-properties officeooo:rsid="00606435" officeooo:paragraph-rsid="00606435"/>
    </style:style>
    <style:style style:name="P14" style:family="paragraph" style:parent-style-name="Text_20_body">
      <style:text-properties officeooo:rsid="0061a232" officeooo:paragraph-rsid="0061a232"/>
    </style:style>
    <style:style style:name="P15" style:family="paragraph" style:parent-style-name="Text_20_body">
      <style:text-properties officeooo:rsid="007241d6" officeooo:paragraph-rsid="007241d6"/>
    </style:style>
    <style:style style:name="P16" style:family="paragraph" style:parent-style-name="Text_20_body">
      <style:text-properties officeooo:rsid="00ab4cfb" officeooo:paragraph-rsid="00ab4cfb"/>
    </style:style>
    <style:style style:name="P17" style:family="paragraph" style:parent-style-name="Text_20_body">
      <style:text-properties officeooo:rsid="0058bda1" officeooo:paragraph-rsid="00b52197"/>
    </style:style>
    <style:style style:name="P18" style:family="paragraph" style:parent-style-name="Text_20_body">
      <style:text-properties officeooo:rsid="00b56b9d" officeooo:paragraph-rsid="00b56b9d"/>
    </style:style>
    <style:style style:name="P19" style:family="paragraph" style:parent-style-name="Text_20_body">
      <style:text-properties officeooo:rsid="00c2aef8" officeooo:paragraph-rsid="00c2aef8"/>
    </style:style>
    <style:style style:name="P20" style:family="paragraph" style:parent-style-name="Text_20_body">
      <style:text-properties officeooo:rsid="0075b3c7" officeooo:paragraph-rsid="0075b3c7"/>
    </style:style>
    <style:style style:name="P21" style:family="paragraph" style:parent-style-name="Text_20_body">
      <style:text-properties officeooo:rsid="00d08aa2" officeooo:paragraph-rsid="00d08aa2"/>
    </style:style>
    <style:style style:name="P22" style:family="paragraph" style:parent-style-name="Text_20_body">
      <style:text-properties officeooo:rsid="00d19791" officeooo:paragraph-rsid="00d19791"/>
    </style:style>
    <style:style style:name="P23" style:family="paragraph" style:parent-style-name="Text_20_body">
      <style:text-properties officeooo:rsid="00d19791" officeooo:paragraph-rsid="00d4c7fe"/>
    </style:style>
    <style:style style:name="P24" style:family="paragraph" style:parent-style-name="Text_20_body">
      <style:text-properties officeooo:rsid="00d35af4" officeooo:paragraph-rsid="00d35af4"/>
    </style:style>
    <style:style style:name="P25" style:family="paragraph" style:parent-style-name="Text_20_body">
      <style:text-properties officeooo:rsid="00d35af4" officeooo:paragraph-rsid="00d4c7fe"/>
    </style:style>
    <style:style style:name="P26" style:family="paragraph" style:parent-style-name="Text_20_body">
      <style:text-properties officeooo:rsid="00d4c7fe" officeooo:paragraph-rsid="00d4c7fe"/>
    </style:style>
    <style:style style:name="P27" style:family="paragraph" style:parent-style-name="Text_20_body">
      <style:text-properties officeooo:rsid="00d4c7fe" officeooo:paragraph-rsid="00d63145"/>
    </style:style>
    <style:style style:name="P28" style:family="paragraph" style:parent-style-name="Text_20_body">
      <style:text-properties officeooo:rsid="00d63145" officeooo:paragraph-rsid="00d63145"/>
    </style:style>
    <style:style style:name="P29" style:family="paragraph" style:parent-style-name="Title">
      <style:text-properties style:font-name="Courier 10 Pitch" fo:font-size="15pt" style:font-size-asian="15pt" style:font-size-complex="15pt"/>
    </style:style>
    <style:style style:name="P30" style:family="paragraph" style:parent-style-name="Standard">
      <style:text-properties officeooo:rsid="00cf7cc3" officeooo:paragraph-rsid="00cf7cc3"/>
    </style:style>
    <style:style style:name="P31" style:family="paragraph" style:parent-style-name="Standard">
      <style:paragraph-properties fo:margin-left="1in" fo:margin-right="0in" fo:text-indent="-0.25in" style:auto-text-indent="false"/>
      <style:text-properties officeooo:paragraph-rsid="00ba270b"/>
    </style:style>
    <style:style style:name="P32" style:family="paragraph" style:parent-style-name="Standard">
      <style:paragraph-properties fo:margin-left="0in" fo:margin-right="0in" fo:text-indent="0in" style:auto-text-indent="false"/>
      <style:text-properties officeooo:paragraph-rsid="00ba270b"/>
    </style:style>
    <style:style style:name="P33" style:family="paragraph" style:parent-style-name="Text_20_body">
      <style:paragraph-properties fo:margin-left="0in" fo:margin-right="0in" fo:margin-top="0in" fo:margin-bottom="0.0972in" style:contextual-spacing="false" fo:line-height="120%" fo:text-indent="0in" style:auto-text-indent="false"/>
      <style:text-properties officeooo:rsid="00b6ada9" officeooo:paragraph-rsid="00b6ada9"/>
    </style:style>
    <style:style style:name="P34"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officeooo:rsid="005f32af" officeooo:paragraph-rsid="005f32af"/>
    </style:style>
    <style:style style:name="P35"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36"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ab-stops>
          <style:tab-stop style:position="0.0626in"/>
        </style:tab-stops>
      </style:paragraph-properties>
      <style:text-properties officeooo:rsid="00c27684" officeooo:paragraph-rsid="00c27684"/>
    </style:style>
    <style:style style:name="P37" style:family="paragraph" style:parent-style-name="Text_20_body">
      <style:paragraph-properties fo:margin-left="0.5in" fo:margin-right="0in" fo:margin-top="0in" fo:margin-bottom="0.0972in" style:contextual-spacing="false" fo:line-height="120%" fo:text-indent="0in" style:auto-text-indent="false"/>
      <style:text-properties officeooo:rsid="00b6ada9" officeooo:paragraph-rsid="00b6ada9"/>
    </style:style>
    <style:style style:name="P38" style:family="paragraph" style:parent-style-name="Text_20_body">
      <style:paragraph-properties fo:margin-left="0.5in" fo:margin-right="0in" fo:margin-top="0in" fo:margin-bottom="0.0972in" style:contextual-spacing="false" fo:line-height="120%" fo:text-indent="0in" style:auto-text-indent="false"/>
    </style:style>
    <style:style style:name="P39" style:family="paragraph" style:parent-style-name="Text_20_body">
      <style:paragraph-properties fo:margin-left="0.5in" fo:margin-right="0in" fo:margin-top="0in" fo:margin-bottom="0.0972in" style:contextual-spacing="false" fo:line-height="120%" fo:text-indent="0in" style:auto-text-indent="false"/>
      <style:text-properties officeooo:rsid="00bc5233" officeooo:paragraph-rsid="00bc5233"/>
    </style:style>
    <style:style style:name="P40" style:family="paragraph" style:parent-style-name="Text_20_body">
      <style:paragraph-properties fo:margin-left="0.5in" fo:margin-right="0in" fo:margin-top="0in" fo:margin-bottom="0.0972in" style:contextual-spacing="false" fo:line-height="120%" fo:text-indent="0in" style:auto-text-indent="false"/>
      <style:text-properties officeooo:rsid="00bf7206" officeooo:paragraph-rsid="00bf7206"/>
    </style:style>
    <style:style style:name="P41" style:family="paragraph" style:parent-style-name="Text_20_body">
      <style:paragraph-properties fo:margin-left="0.5in" fo:margin-right="0in" fo:margin-top="0in" fo:margin-bottom="0.0972in" style:contextual-spacing="false" fo:line-height="120%" fo:text-indent="0in" style:auto-text-indent="false"/>
      <style:text-properties officeooo:rsid="00c27684" officeooo:paragraph-rsid="00c27684"/>
    </style:style>
    <style:style style:name="P42" style:family="paragraph" style:parent-style-name="Table_20_Contents">
      <style:text-properties style:font-name="Courier 10 Pitch" officeooo:rsid="00c2aef8" officeooo:paragraph-rsid="00c2aef8"/>
    </style:style>
    <style:style style:name="P43" style:family="paragraph" style:parent-style-name="Table_20_Contents">
      <style:text-properties style:font-name="Courier 10 Pitch" officeooo:rsid="00cc822f" officeooo:paragraph-rsid="00cc822f"/>
    </style:style>
    <style:style style:name="P44" style:family="paragraph" style:parent-style-name="Table_20_Contents">
      <style:text-properties style:font-name="Courier 10 Pitch" officeooo:rsid="00d08aa2" officeooo:paragraph-rsid="00d08aa2"/>
    </style:style>
    <style:style style:name="P45" style:family="paragraph" style:parent-style-name="Standard" style:list-style-name="L1">
      <style:text-properties officeooo:paragraph-rsid="00508222"/>
    </style:style>
    <style:style style:name="P46" style:family="paragraph" style:parent-style-name="Standard" style:list-style-name="L1">
      <style:text-properties officeooo:rsid="00b46d31" officeooo:paragraph-rsid="00b46d31"/>
    </style:style>
    <style:style style:name="P47" style:family="paragraph" style:parent-style-name="Standard" style:list-style-name="L4">
      <style:text-properties fo:font-weight="normal" officeooo:rsid="00c33046" officeooo:paragraph-rsid="00c33046" style:font-weight-asian="normal" style:font-weight-complex="normal"/>
    </style:style>
    <style:style style:name="P48" style:family="paragraph" style:parent-style-name="Standard" style:list-style-name="L4">
      <style:text-properties fo:font-weight="normal" officeooo:rsid="00c57c92" officeooo:paragraph-rsid="00c57c92" style:font-weight-asian="normal" style:font-weight-complex="normal"/>
    </style:style>
    <style:style style:name="P49" style:family="paragraph" style:parent-style-name="Standard" style:list-style-name="L5">
      <style:text-properties fo:font-weight="normal" officeooo:rsid="00c596e2" officeooo:paragraph-rsid="00c596e2" style:font-weight-asian="normal" style:font-weight-complex="normal"/>
    </style:style>
    <style:style style:name="P50" style:family="paragraph" style:parent-style-name="Standard" style:list-style-name="L5">
      <style:text-properties officeooo:rsid="00c57c92" officeooo:paragraph-rsid="00c57c92"/>
    </style:style>
    <style:style style:name="P51" style:family="paragraph" style:parent-style-name="Standard" style:list-style-name="L5">
      <style:text-properties officeooo:rsid="00c596e2" officeooo:paragraph-rsid="00c596e2"/>
    </style:style>
    <style:style style:name="P52" style:family="paragraph" style:parent-style-name="Standard" style:list-style-name="L5">
      <style:text-properties officeooo:rsid="00c9e377" officeooo:paragraph-rsid="00c9e377"/>
    </style:style>
    <style:style style:name="P53" style:family="paragraph" style:parent-style-name="Standard" style:list-style-name="L5">
      <style:text-properties officeooo:rsid="00cadceb" officeooo:paragraph-rsid="00cadceb"/>
    </style:style>
    <style:style style:name="P54" style:family="paragraph" style:parent-style-name="Standard" style:list-style-name="L5">
      <style:text-properties officeooo:rsid="00c61647" officeooo:paragraph-rsid="00c61647"/>
    </style:style>
    <style:style style:name="P55" style:family="paragraph" style:parent-style-name="Standard" style:list-style-name="L2" style:master-page-name="">
      <style:paragraph-properties fo:margin-left="1in" fo:margin-right="0in" fo:text-indent="-0.25in" style:auto-text-indent="false" style:page-number="auto"/>
    </style:style>
    <style:style style:name="P56" style:family="paragraph" style:parent-style-name="Standard" style:list-style-name="L3" style:master-page-name="">
      <style:paragraph-properties fo:margin-left="1in" fo:margin-right="0in" fo:text-indent="-0.25in" style:auto-text-indent="false" style:page-number="auto"/>
    </style:style>
    <style:style style:name="P57" style:family="paragraph" style:parent-style-name="Standard" style:list-style-name="L3" style:master-page-name="">
      <style:paragraph-properties fo:margin-left="1in" fo:margin-right="0in" fo:text-indent="-0.25in" style:auto-text-indent="false" style:page-number="auto"/>
      <style:text-properties officeooo:paragraph-rsid="00ba270b"/>
    </style:style>
    <style:style style:name="P58" style:family="paragraph" style:parent-style-name="Standard" style:list-style-name="L2">
      <style:paragraph-properties fo:margin-left="1in" fo:margin-right="0in" fo:text-indent="-0.25in" style:auto-text-indent="false"/>
    </style:style>
    <style:style style:name="P59" style:family="paragraph" style:parent-style-name="Standard" style:list-style-name="L3">
      <style:paragraph-properties fo:margin-left="1in" fo:margin-right="0in" fo:text-indent="-0.25in" style:auto-text-indent="false"/>
    </style:style>
    <style:style style:name="P60" style:family="paragraph" style:parent-style-name="Standard" style:list-style-name="L3">
      <style:paragraph-properties fo:margin-left="1in" fo:margin-right="0in" fo:text-indent="-0.25in" style:auto-text-indent="false"/>
      <style:text-properties officeooo:paragraph-rsid="00ba270b"/>
    </style:style>
    <style:style style:name="P61" style:family="paragraph" style:parent-style-name="Text_20_body">
      <style:text-properties fo:font-weight="normal" officeooo:rsid="00d08aa2" officeooo:paragraph-rsid="00d08aa2" style:font-weight-asian="normal" style:font-weight-complex="normal"/>
    </style:style>
    <style:style style:name="P62" style:family="paragraph" style:parent-style-name="Text_20_body" style:list-style-name="L6">
      <style:text-properties officeooo:rsid="00dc4b34" officeooo:paragraph-rsid="00dc4b34"/>
    </style:style>
    <style:style style:name="P63" style:family="paragraph" style:parent-style-name="Text_20_body" style:list-style-name="L6">
      <style:text-properties officeooo:rsid="00d9932d" officeooo:paragraph-rsid="00d9932d"/>
    </style:style>
    <style:style style:name="P64" style:family="paragraph" style:parent-style-name="Text_20_body" style:list-style-name="L6">
      <style:text-properties officeooo:rsid="00dbdf23" officeooo:paragraph-rsid="00dbdf23"/>
    </style:style>
    <style:style style:name="P65" style:family="paragraph" style:parent-style-name="Heading_20_1">
      <style:text-properties fo:font-weight="normal" officeooo:rsid="004efc10" style:font-weight-asian="normal" style:font-weight-complex="normal"/>
    </style:style>
    <style:style style:name="P66" style:family="paragraph" style:parent-style-name="Heading_20_1">
      <style:paragraph-properties fo:break-before="page"/>
    </style:style>
    <style:style style:name="P67" style:family="paragraph" style:parent-style-name="Heading_20_2">
      <style:text-properties officeooo:paragraph-rsid="0086ef5c"/>
    </style:style>
    <style:style style:name="P68" style:family="paragraph" style:parent-style-name="Heading_20_2">
      <style:text-properties officeooo:rsid="00c2aef8" officeooo:paragraph-rsid="00c2aef8"/>
    </style:style>
    <style:style style:name="P69" style:family="paragraph" style:parent-style-name="Heading_20_2">
      <style:text-properties fo:font-weight="bold" style:font-weight-asian="bold" style:font-weight-complex="bold"/>
    </style:style>
    <style:style style:name="P70" style:family="paragraph" style:parent-style-name="Heading_20_2">
      <style:text-properties fo:font-weight="bold" officeooo:rsid="00cb9ea3" officeooo:paragraph-rsid="00cb9ea3" style:font-weight-asian="bold" style:font-weight-complex="bold"/>
    </style:style>
    <style:style style:name="P71" style:family="paragraph" style:parent-style-name="Heading_20_2">
      <style:text-properties officeooo:paragraph-rsid="00d08aa2"/>
    </style:style>
    <style:style style:name="P72" style:family="paragraph" style:parent-style-name="Heading_20_3">
      <style:text-properties officeooo:rsid="00b56b9d" officeooo:paragraph-rsid="00b56b9d"/>
    </style:style>
    <style:style style:name="P73" style:family="paragraph" style:parent-style-name="Heading_20_3">
      <style:text-properties officeooo:rsid="00b6ada9" officeooo:paragraph-rsid="00b6ada9"/>
    </style:style>
    <style:style style:name="P74" style:family="paragraph" style:parent-style-name="Heading_20_3">
      <style:text-properties officeooo:paragraph-rsid="00ba270b"/>
    </style:style>
    <style:style style:name="P75" style:family="paragraph" style:parent-style-name="Heading_20_3">
      <style:text-properties fo:font-weight="bold" officeooo:rsid="00c57c92" officeooo:paragraph-rsid="00c57c92" style:font-weight-asian="bold" style:font-weight-complex="bold"/>
    </style:style>
    <style:style style:name="P76" style:family="paragraph" style:parent-style-name="Table_20_Contents" style:list-style-name="L1">
      <style:text-properties officeooo:rsid="00508222" officeooo:paragraph-rsid="00508222"/>
    </style:style>
    <style:style style:name="T1" style:family="text">
      <style:text-properties officeooo:rsid="0018c38f"/>
    </style:style>
    <style:style style:name="T2" style:family="text">
      <style:text-properties style:text-position="super 58%" officeooo:rsid="004fa6bf"/>
    </style:style>
    <style:style style:name="T3" style:family="text">
      <style:text-properties fo:font-weight="bold" style:font-weight-asian="bold" style:font-weight-complex="bold"/>
    </style:style>
    <style:style style:name="T4" style:family="text">
      <style:text-properties fo:font-weight="bold" officeooo:rsid="002cd326" style:font-weight-asian="bold" style:font-weight-complex="bold"/>
    </style:style>
    <style:style style:name="T5" style:family="text">
      <style:text-properties fo:font-weight="bold" officeooo:rsid="0061e84a" style:font-weight-asian="bold" style:font-weight-complex="bold"/>
    </style:style>
    <style:style style:name="T6" style:family="text">
      <style:text-properties fo:font-weight="bold" officeooo:rsid="00645c3d" style:font-weight-asian="bold" style:font-weight-complex="bold"/>
    </style:style>
    <style:style style:name="T7" style:family="text">
      <style:text-properties fo:font-weight="bold" officeooo:rsid="0064eb59" style:font-weight-asian="bold" style:font-weight-complex="bold"/>
    </style:style>
    <style:style style:name="T8" style:family="text">
      <style:text-properties fo:font-weight="bold" officeooo:rsid="00b6ada9" style:font-weight-asian="bold" style:font-weight-complex="bold"/>
    </style:style>
    <style:style style:name="T9" style:family="text">
      <style:text-properties fo:font-weight="bold" officeooo:rsid="00bbdc97" style:font-weight-asian="bold" style:font-weight-complex="bold"/>
    </style:style>
    <style:style style:name="T10" style:family="text">
      <style:text-properties fo:font-weight="bold" officeooo:rsid="00c596e2" style:font-weight-asian="bold" style:font-weight-complex="bold"/>
    </style:style>
    <style:style style:name="T11" style:family="text">
      <style:text-properties fo:font-weight="bold" officeooo:rsid="00d6314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b6ada9" style:font-weight-asian="normal" style:font-weight-complex="normal"/>
    </style:style>
    <style:style style:name="T14" style:family="text">
      <style:text-properties fo:font-weight="normal" officeooo:rsid="00bbdc97" style:font-weight-asian="normal" style:font-weight-complex="normal"/>
    </style:style>
    <style:style style:name="T15" style:family="text">
      <style:text-properties fo:font-weight="normal" officeooo:rsid="00c596e2" style:font-weight-asian="normal" style:font-weight-complex="normal"/>
    </style:style>
    <style:style style:name="T16" style:family="text">
      <style:text-properties fo:font-weight="normal" officeooo:rsid="00c80229" style:font-weight-asian="normal" style:font-weight-complex="normal"/>
    </style:style>
    <style:style style:name="T17" style:family="text">
      <style:text-properties officeooo:rsid="004e824d"/>
    </style:style>
    <style:style style:name="T18" style:family="text">
      <style:text-properties officeooo:rsid="004fa6bf"/>
    </style:style>
    <style:style style:name="T19" style:family="text">
      <style:text-properties officeooo:rsid="005f32af"/>
    </style:style>
    <style:style style:name="T20" style:family="text">
      <style:text-properties officeooo:rsid="0061e84a"/>
    </style:style>
    <style:style style:name="T21" style:family="text">
      <style:text-properties officeooo:rsid="00645c3d"/>
    </style:style>
    <style:style style:name="T22" style:family="text">
      <style:text-properties officeooo:rsid="0064eb59"/>
    </style:style>
    <style:style style:name="T23" style:family="text">
      <style:text-properties officeooo:rsid="00689623"/>
    </style:style>
    <style:style style:name="T24" style:family="text">
      <style:text-properties style:font-name="Courier 10 Pitch" fo:font-weight="normal" style:font-weight-asian="normal" style:font-weight-complex="normal"/>
    </style:style>
    <style:style style:name="T25" style:family="text">
      <style:text-properties officeooo:rsid="009ec750"/>
    </style:style>
    <style:style style:name="T26" style:family="text">
      <style:text-properties officeooo:rsid="00b18e64"/>
    </style:style>
    <style:style style:name="T27" style:family="text">
      <style:text-properties officeooo:rsid="00b1a83f"/>
    </style:style>
    <style:style style:name="T28" style:family="text">
      <style:text-properties officeooo:rsid="00b295d1"/>
    </style:style>
    <style:style style:name="T29" style:family="text">
      <style:text-properties officeooo:rsid="00b56b9d"/>
    </style:style>
    <style:style style:name="T30" style:family="text">
      <style:text-properties officeooo:rsid="00b6ada9"/>
    </style:style>
    <style:style style:name="T31" style:family="text">
      <style:text-properties officeooo:rsid="00bd976b"/>
    </style:style>
    <style:style style:name="T32" style:family="text">
      <style:text-properties fo:color="#ff3333" fo:font-weight="bold" style:font-weight-asian="bold" style:font-weight-complex="bold"/>
    </style:style>
    <style:style style:name="T33" style:family="text">
      <style:text-properties officeooo:rsid="00d020c3"/>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d2654c" style:font-style-asian="normal" style:font-style-complex="normal"/>
    </style:style>
    <style:style style:name="T37" style:family="text">
      <style:text-properties fo:font-style="normal" officeooo:rsid="00d4c7fe"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d2654c" style:font-style-asian="normal" style:font-weight-asian="bold" style:font-style-complex="normal" style:font-weight-complex="bold"/>
    </style:style>
    <style:style style:name="T40" style:family="text">
      <style:text-properties officeooo:rsid="00d4c7fe"/>
    </style:style>
    <style:style style:name="T41" style:family="text">
      <style:text-properties officeooo:rsid="00db4a54"/>
    </style:style>
    <style:style style:name="T42" style:family="text">
      <style:text-properties officeooo:rsid="00dc4b34"/>
    </style:style>
    <style:style style:name="T43" style:family="text">
      <style:text-properties officeooo:rsid="00dd0a83"/>
    </style:style>
    <style:style style:name="T44" style:family="text">
      <style:text-properties officeooo:rsid="00e002df"/>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9">Program <text:span text:style-name="T28">3</text:span>: <text:span text:style-name="T28">Class List</text:span></text:p>
      <text:h text:style-name="Heading_20_1" text:outline-level="1">Review Topics:</text:h>
      <table:table table:name="Table4" table:style-name="Table4">
        <table:table-column table:style-name="Table4.A"/>
        <table:table-column table:style-name="Table4.B"/>
        <table:table-row>
          <table:table-cell table:style-name="Table4.A1" office:value-type="string">
            <text:list xml:id="list1545419015103976897" text:style-name="L1">
              <text:list-item>
                <text:p text:style-name="P45">Input/Output</text:p>
              </text:list-item>
              <text:list-item>
                <text:p text:style-name="P45">Variables</text:p>
              </text:list-item>
              <text:list-item>
                <text:p text:style-name="P46">Arrays</text:p>
              </text:list-item>
            </text:list>
          </table:table-cell>
          <table:table-cell table:style-name="Table4.A1" office:value-type="string">
            <text:list xml:id="list183223186578585" text:continue-numbering="true" text:style-name="L1">
              <text:list-item>
                <text:p text:style-name="P76">If Statements</text:p>
              </text:list-item>
              <text:list-item>
                <text:p text:style-name="P76">Loops</text:p>
              </text:list-item>
              <text:list-item>
                <text:p text:style-name="P76">Functions</text:p>
              </text:list-item>
            </text:list>
          </table:table-cell>
        </table:table-row>
      </table:table>
      <text:p text:style-name="P9"/>
      <text:h text:style-name="Heading_20_1" text:outline-level="1"><text:span text:style-name="T19">About</text:span>:</text:h>
      <text:p text:style-name="P18">You will implement a program that keeps track of a list of classes, as well as how many students there are. The user will be able to add classes, remove the last class, update classes, and view the entire list of classes.</text:p>
      <text:h text:style-name="Heading_20_1" text:outline-level="1"><text:span text:style-name="T4">S</text:span><text:span text:style-name="T3">ample Output</text:span></text:h>
      <text:p text:style-name="P5">View the sample program output video at:</text:p>
      <text:p text:style-name="P5"><text:a xlink:type="simple" xlink:href="https://www.youtube.com/watch?v=HjFan9QFthk">https://www.youtube.com/watch?v=HjFan9QFthk</text:a></text:p>
      <text:p text:style-name="P17"/>
      <text:h text:style-name="Heading_20_1" text:outline-level="1">Program Spec:</text:h>
      <text:h text:style-name="P67" text:outline-level="2">Functions to write:</text:h>
      <text:h text:style-name="P72" text:outline-level="3">GetUserInput</text:h>
      <text:p text:style-name="P14"><text:tab/><text:span text:style-name="T5">Return type:</text:span><text:span text:style-name="T20"> int</text:span></text:p>
      <text:p text:style-name="P14"><text:tab/><text:span text:style-name="T6">Parameters:</text:span><text:span text:style-name="T21"> minimum (int), maximum (int)</text:span></text:p>
      <text:p text:style-name="P14"><text:tab/><text:span text:style-name="T23">This function prompts the user for input and validates that the input received is between the<text:line-break/><text:tab/>minimum and maximum values.</text:span></text:p>
      <text:p text:style-name="P14"><text:tab/><text:span text:style-name="T23">This function returns the validated user input.</text:span></text:p>
      <text:h text:style-name="P72" text:outline-level="3">DisplayMainMenu</text:h>
      <text:p text:style-name="P14"><text:tab/><text:span text:style-name="T5">Return type:</text:span><text:span text:style-name="T20"> void</text:span></text:p>
      <text:p text:style-name="P14"><text:soft-page-break/><text:tab/><text:span text:style-name="T7">Parameters:</text:span><text:span text:style-name="T22"> none</text:span></text:p>
      <text:p text:style-name="P14"><text:tab/><text:span text:style-name="T29">Displays the main menu with choices for the user:</text:span></text:p>
      <text:list xml:id="list1275304426958090333" text:style-name="L2">
        <text:list-item>
          <text:p text:style-name="P55">Add class</text:p>
        </text:list-item>
        <text:list-item>
          <text:p text:style-name="P58">Remove last class</text:p>
        </text:list-item>
        <text:list-item>
          <text:p text:style-name="P58">Update class</text:p>
        </text:list-item>
        <text:list-item>
          <text:p text:style-name="P58">View all classes</text:p>
        </text:list-item>
        <text:list-item>
          <text:p text:style-name="P58">Exit</text:p>
        </text:list-item>
      </text:list>
      <text:h text:style-name="P73" text:outline-level="3">AddClass</text:h>
      <text:p text:style-name="P11"><text:tab/><text:span text:style-name="T5">Return type:</text:span><text:span text:style-name="T20"> void</text:span></text:p>
      <text:p text:style-name="P11"><text:tab/><text:span text:style-name="T7">Parameters:</text:span></text:p>
      <text:list xml:id="list4212016849340355558" text:style-name="L3">
        <text:list-item>
          <text:p text:style-name="P56"><text:span text:style-name="T22">c</text:span>lassTitles, string array of size 10</text:p>
        </text:list-item>
        <text:list-item>
          <text:p text:style-name="P59">classStudentCount, int array of size 10</text:p>
        </text:list-item>
        <text:list-item>
          <text:p text:style-name="P59">classCount, int reference</text:p>
        </text:list-item>
      </text:list>
      <text:p text:style-name="P11"><text:tab/></text:p>
      <text:p text:style-name="P34"><text:span text:style-name="T30">This function will allow the user to enter a </text:span><text:span text:style-name="T8">class title</text:span><text:span text:style-name="T13"> and the </text:span><text:span text:style-name="T8">student count</text:span><text:span text:style-name="T13">, and store these values within the arrays: </text:span><text:span text:style-name="T8">classTitles</text:span><text:span text:style-name="T13"> and </text:span><text:span text:style-name="T8">classStudentCount</text:span><text:span text:style-name="T13">. It should also add one to the </text:span><text:span text:style-name="T8">classCount</text:span><text:span text:style-name="T13"> variable.</text:span></text:p>
      <text:p text:style-name="P37"><text:span text:style-name="T12">Note that, if the class list is already full (if </text:span><text:span text:style-name="T3">classCount</text:span><text:span text:style-name="T12"> is already 10), you should not allow the user to enter another class, and should display an error message.</text:span></text:p>
      <text:p text:style-name="P33"/>
      <text:h text:style-name="P74" text:outline-level="3">RemoveLastClass</text:h>
      <text:p text:style-name="P12"><text:tab/><text:span text:style-name="T5">Return type:</text:span><text:span text:style-name="T20"> void</text:span></text:p>
      <text:p text:style-name="P12"><text:tab/><text:span text:style-name="T7">Parameters:</text:span></text:p>
      <text:list xml:id="list183222361833812" text:continue-numbering="true" text:style-name="L3">
        <text:list-item>
          <text:p text:style-name="P57"><text:span text:style-name="T22">c</text:span>lassTitles, string array of size 10</text:p>
        </text:list-item>
        <text:list-item>
          <text:p text:style-name="P60">classStudentCount, int array of size 10</text:p>
        </text:list-item>
        <text:list-item>
          <text:p text:style-name="P60">classCount, int reference</text:p>
        </text:list-item>
      </text:list>
      <text:p text:style-name="P31"/>
      <text:p text:style-name="P35">Clear out the title and reset the student count to 0, for the last class item. This will be at position <text:span text:style-name="T3">classCount – 1</text:span><text:span text:style-name="T12"> in both the </text:span><text:span text:style-name="T3">classTitles</text:span><text:span text:style-name="T12"> and </text:span><text:span text:style-name="T3">classStudentCount</text:span><text:span text:style-name="T12"> arrays.</text:span></text:p>
      <text:p text:style-name="P38"><text:span text:style-name="T12">Note that, </text:span><text:span text:style-name="T14">if the </text:span><text:span text:style-name="T9">classCount</text:span><text:span text:style-name="T14"> is already 0, it should not remove anything, and display an error to the user that the class list is already empty.</text:span></text:p>
      <text:p text:style-name="P31"/>
      <text:h text:style-name="P74" text:outline-level="3"><text:soft-page-break/>UpdateClass</text:h>
      <text:p text:style-name="P12"><text:tab/><text:span text:style-name="T5">Return type:</text:span><text:span text:style-name="T20"> void</text:span></text:p>
      <text:p text:style-name="P12"><text:tab/><text:span text:style-name="T7">Parameters:</text:span></text:p>
      <text:list xml:id="list183222870021010" text:continue-numbering="true" text:style-name="L3">
        <text:list-item>
          <text:p text:style-name="P57"><text:span text:style-name="T22">c</text:span>lassTitles, string array of size 10</text:p>
        </text:list-item>
        <text:list-item>
          <text:p text:style-name="P60">classStudentCount, int array of size 10</text:p>
        </text:list-item>
        <text:list-item>
          <text:p text:style-name="P60">classCount, int reference</text:p>
        </text:list-item>
      </text:list>
      <text:p text:style-name="P35"/>
      <text:p text:style-name="P39">This function <text:span text:style-name="T31">will display a list of all of the classes, as well as their index in the array. Use a for-loop to iterate through all items.</text:span></text:p>
      <text:p text:style-name="P40">Have the user enter an index for the class they wish to update, and have them re-enter the class title and class student count.</text:p>
      <text:p text:style-name="P41">Use the <text:span text:style-name="T3">GetUserInput</text:span><text:span text:style-name="T12"> function to get a valid choice between 0 and </text:span><text:span text:style-name="T3">classCount – 1</text:span><text:span text:style-name="T12">.</text:span></text:p>
      <text:p text:style-name="P32"/>
      <text:h text:style-name="P74" text:outline-level="3">ViewAllClasses</text:h>
      <text:p text:style-name="P12"><text:tab/><text:span text:style-name="T5">Return type:</text:span><text:span text:style-name="T20"> void</text:span></text:p>
      <text:p text:style-name="P12"><text:tab/><text:span text:style-name="T7">Parameters:</text:span></text:p>
      <text:list xml:id="list183223510665223" text:continue-numbering="true" text:style-name="L3">
        <text:list-item>
          <text:p text:style-name="P57"><text:span text:style-name="T22">c</text:span>lassTitles, string array of size 10</text:p>
        </text:list-item>
        <text:list-item>
          <text:p text:style-name="P60">classStudentCount, int array of size 10</text:p>
        </text:list-item>
        <text:list-item>
          <text:p text:style-name="P60">classCount, int reference</text:p>
        </text:list-item>
      </text:list>
      <text:p text:style-name="P31"/>
      <text:p text:style-name="P36">Display a list of all classes and their student count. Use a for-loop to iterate through everything.</text:p>
      <text:p text:style-name="P11"/>
      <text:h text:style-name="P68" text:outline-level="2">Get a line of text</text:h>
      <text:p text:style-name="P19"><text:span text:style-name="T12">In order to get text from the user that may contain spaces, you need to use the </text:span><text:span text:style-name="T3">getline</text:span><text:span text:style-name="T12"> and </text:span><text:span text:style-name="T3">ignore</text:span><text:span text:style-name="T12"> functions. Example:</text:span></text:p>
      <table:table table:name="Table1" table:style-name="Table1">
        <table:table-column table:style-name="Table1.A"/>
        <table:table-row>
          <table:table-cell table:style-name="Table1.A1" office:value-type="string">
            <text:p text:style-name="P42"><text:s text:c="4"/>cout &lt;&lt; "New class title: ";</text:p>
            <text:p text:style-name="P42"><text:s text:c="4"/>cin.ignore();</text:p>
            <text:p text:style-name="P42"><text:s text:c="4"/>getline( cin, title );<text:tab/><text:tab/><text:tab/>// Get with spaces</text:p>
            <text:p text:style-name="P42"/>
            <text:p text:style-name="P42"><text:s text:c="4"/>cout &lt;&lt; "New student count: ";</text:p>
            <text:p text:style-name="P42"><text:s text:c="4"/>cin &gt;&gt; count;<text:tab/><text:tab/><text:tab/><text:tab/><text:tab/>// Get just one item</text:p>
          </table:table-cell>
        </table:table-row>
      </table:table>
      <text:h text:style-name="P70" text:outline-level="2"><text:soft-page-break/>Pass By Reference</text:h>
      <text:p text:style-name="P6">To specify that a parameter of a function is passed by reference, make sure you use the &amp; operator:</text:p>
      <table:table table:name="Table2" table:style-name="Table2">
        <table:table-column table:style-name="Table2.A"/>
        <table:table-row>
          <table:table-cell table:style-name="Table2.A1" office:value-type="string">
            <text:p text:style-name="P43">void FunctionName( int<text:span text:style-name="T32">&amp;</text:span> classCount );</text:p>
          </table:table-cell>
        </table:table-row>
      </table:table>
      <text:p text:style-name="P6"/>
      <text:p text:style-name="P6">For a parameter that is passed by-reference, if it changes within the function, those changes will also be visible outside of the function, from the location that called the function.</text:p>
      <text:p text:style-name="P7">Make sure you pass the <text:span text:style-name="T3">classCount</text:span> variable by reference, so it gets updated appropriately during <text:span text:style-name="T3">Add </text:span>and<text:span text:style-name="T3"> Remove</text:span> functions.</text:p>
      <text:p text:style-name="P8">In C++, arrays are automatically passed by reference, so we do not need to worry about that.</text:p>
      <text:h text:style-name="P69" text:outline-level="2">Main Program</text:h>
      <text:p text:style-name="P15"><text:span text:style-name="T12">In </text:span><text:span text:style-name="T24">main()</text:span><text:span text:style-name="T12"> at the beginning of your program, declare the following variables:</text:span></text:p>
      <text:list xml:id="list7702866389877546330" text:style-name="L4">
        <text:list-item>
          <text:p text:style-name="P47">classTitles, a string array of size 10.</text:p>
        </text:list-item>
        <text:list-item>
          <text:p text:style-name="P47">classStudentCount, an integer array of size 10.</text:p>
        </text:list-item>
        <text:list-item>
          <text:p text:style-name="P47">classCount, an integer, initialized to 0.</text:p>
        </text:list-item>
        <text:list-item>
          <text:p text:style-name="P48">done, a boolean, initialized to false.</text:p>
        </text:list-item>
      </text:list>
      <text:p text:style-name="P20"/>
      <text:h text:style-name="P75" text:outline-level="3">Program Flow:</text:h>
      <text:list xml:id="list4314533537873534672" text:style-name="L5">
        <text:list-item>
          <text:p text:style-name="P50"><text:span text:style-name="T12">Declare and/or initialize variables: </text:span><text:span text:style-name="T3">classTitles, classStudentCunt, classCount, </text:span><text:span text:style-name="T10">done</text:span><text:span text:style-name="T15">.</text:span></text:p>
        </text:list-item>
        <text:list-item>
          <text:p text:style-name="P51"><text:span text:style-name="T12">Whlie the </text:span><text:span text:style-name="T3">done</text:span><text:span text:style-name="T12"> variable is </text:span><text:span text:style-name="T3">false</text:span><text:span text:style-name="T12">:</text:span></text:p>
          <text:list>
            <text:list-item>
              <text:p text:style-name="P51"><text:span text:style-name="T12">Display the main menu with the </text:span><text:span text:style-name="T3">DisplayMainMenu() </text:span><text:span text:style-name="T12">function.</text:span></text:p>
            </text:list-item>
            <text:list-item>
              <text:p text:style-name="P51"><text:span text:style-name="T12">Get the user's decision, with the </text:span><text:span text:style-name="T3">GetUserInput(...)</text:span><text:span text:style-name="T12"> function.</text:span></text:p>
            </text:list-item>
            <text:list-item>
              <text:p text:style-name="P49">If the user selected option 1:</text:p>
              <text:list>
                <text:list-item>
                  <text:p text:style-name="P52"><text:span text:style-name="T12">Call the function </text:span><text:span text:style-name="T3">AddClass</text:span></text:p>
                </text:list-item>
              </text:list>
            </text:list-item>
            <text:list-item>
              <text:p text:style-name="P49">Otherwise if the user selected option 2:</text:p>
              <text:list>
                <text:list-item>
                  <text:p text:style-name="P53"><text:span text:style-name="T12">Call the function </text:span><text:span text:style-name="T3">RemoveLastClass</text:span></text:p>
                </text:list-item>
              </text:list>
            </text:list-item>
            <text:list-item>
              <text:p text:style-name="P49">Otherwise if the user selected option 3:</text:p>
              <text:list>
                <text:list-item>
                  <text:p text:style-name="P53"><text:span text:style-name="T12">Call the functoin </text:span><text:span text:style-name="T3">UpdateClass</text:span></text:p>
                </text:list-item>
              </text:list>
            </text:list-item>
            <text:list-item>
              <text:p text:style-name="P49">Otherwise if the user selected option 4:</text:p>
              <text:list>
                <text:list-item>
                  <text:p text:style-name="P53"><text:span text:style-name="T12">Call the function </text:span><text:span text:style-name="T3">ViewAllClasses</text:span></text:p>
                </text:list-item>
              </text:list>
            </text:list-item>
            <text:list-item>
              <text:p text:style-name="P49">Otherwise if the user selected option 5:</text:p>
              <text:list>
                <text:list-item>
                  <text:p text:style-name="P54"><text:span text:style-name="T12">Set the </text:span><text:span text:style-name="T3">done</text:span><text:span text:style-name="T12"> variable to </text:span><text:span text:style-name="T3">true</text:span><text:span text:style-name="T12">. </text:span><text:span text:style-name="T16">Program will exit.</text:span></text:p>
                </text:list-item>
              </text:list>
            </text:list-item>
          </text:list>
        </text:list-item>
      </text:list>
      <text:p text:style-name="Standard"/>
      <text:p text:style-name="P30">The functions AddClass, RemoveLastClass, UpdateClass, and ViewAllClasses will handle the functionality to do these things on their own; they only need the arrays <text:span text:style-name="T33">and the classCount passed in.</text:span></text:p>
      <text:h text:style-name="Heading_20_1" text:outline-level="1"><text:soft-page-break/>Step-by-Step <text:span text:style-name="T25">(Optional):</text:span></text:h>
      <text:p text:style-name="P13">Use this guide if you're not sure how to begin.</text:p>
      <text:h text:style-name="Heading_20_2" text:outline-level="2">Iteration 1</text:h>
      <text:p text:style-name="P21">Create your main() function, and start out with the main loop:</text:p>
      <table:table table:name="Table3" table:style-name="Table3">
        <table:table-column table:style-name="Table3.A"/>
        <table:table-row>
          <table:table-cell table:style-name="Table3.A1" office:value-type="string">
            <text:p text:style-name="P44">int main()</text:p>
            <text:p text:style-name="P44">{</text:p>
            <text:p text:style-name="P44"><text:s text:c="4"/>string classTitles[10];</text:p>
            <text:p text:style-name="P44"><text:s text:c="4"/>int classStudentCount[10];</text:p>
            <text:p text:style-name="P44"><text:s text:c="4"/>int classCount = 0;</text:p>
            <text:p text:style-name="P44"><text:s text:c="4"/>bool done = false;</text:p>
            <text:p text:style-name="P44"/>
            <text:p text:style-name="P44"><text:s text:c="4"/>while ( !done )</text:p>
            <text:p text:style-name="P44"><text:s text:c="4"/>{</text:p>
            <text:p text:style-name="P44"><text:s text:c="8"/>DisplayMainMenu();</text:p>
            <text:p text:style-name="P44"><text:s text:c="8"/>int choice = GetUserInput( 1, 5 );</text:p>
            <text:p text:style-name="P44"><text:s text:c="8"/></text:p>
            <text:p text:style-name="P44"><text:s text:c="8"/>if ( choice == 5 )</text:p>
            <text:p text:style-name="P44"><text:s text:c="8"/>{</text:p>
            <text:p text:style-name="P44"><text:s text:c="12"/>done = true;</text:p>
            <text:p text:style-name="P44"><text:s text:c="8"/>}</text:p>
            <text:p text:style-name="P44"><text:s text:c="4"/>}</text:p>
            <text:p text:style-name="P44"/>
            <text:p text:style-name="P44"><text:s text:c="4"/>return 0;</text:p>
            <text:p text:style-name="P44">}</text:p>
          </table:table-cell>
        </table:table-row>
      </table:table>
      <text:p text:style-name="P21"/>
      <text:p text:style-name="P21">You will need to implement the functions <text:span text:style-name="T3">DisplayMainMenu()</text:span><text:span text:style-name="T12"> and </text:span><text:span text:style-name="T3">GetUserInput(...)</text:span><text:span text:style-name="T12">.</text:span></text:p>
      <text:p text:style-name="P61">Test the program once these functions are implemented, and make sure that the program will continue until the option 5 (exit) is chosen.</text:p>
      <text:h text:style-name="P71" text:outline-level="2">Iteration 2</text:h>
      <text:p text:style-name="P22">Within main, add<text:span text:style-name="T35"> an </text:span><text:span text:style-name="T34">else if</text:span><text:span text:style-name="T35"> check for if the choice is 1 (add class). Call the </text:span><text:span text:style-name="T38">AddClass(...)</text:span><text:span text:style-name="T35"> function.</text:span></text:p>
      <text:p text:style-name="P23"><text:span text:style-name="T35">Implement </text:span><text:span text:style-name="T36">the </text:span><text:span text:style-name="T39">AddClass</text:span><text:span text:style-name="T36"> function per the spec</text:span><text:span text:style-name="T37">, and test.</text:span></text:p>
      <text:h text:style-name="Heading_20_2" text:outline-level="2">Iteration 3</text:h>
      <text:p text:style-name="P24">Add a check for option 4 (view all classes). Call the <text:span text:style-name="T3">ViewAllClasses(...) </text:span>function.</text:p>
      <text:p text:style-name="P25">Implement the <text:span text:style-name="T3">ViewAllClasses</text:span> function per the spec<text:span text:style-name="T40">, and test.</text:span></text:p>
      <text:h text:style-name="Heading_20_2" text:outline-level="2"><text:soft-page-break/>Iteration 4</text:h>
      <text:p text:style-name="P26">Add a check for option 3 (update class). Call the <text:span text:style-name="T3">UpdateClass(...)</text:span> function.</text:p>
      <text:p text:style-name="P26">Implement the <text:span text:style-name="T3">UpdateClass</text:span> function per the spec, and test.</text:p>
      <text:h text:style-name="Heading_20_2" text:outline-level="2">Iteration 5</text:h>
      <text:p text:style-name="P28">Add a check for option 2 (remove last class). Call the <text:span text:style-name="T3">RemoveLastClass(...) </text:span>function.</text:p>
      <text:p text:style-name="P27">Implement the <text:span text:style-name="T11">RemoveLastClass</text:span> function per the spec, and test.</text:p>
      <text:p text:style-name="P27"/>
      <text:h text:style-name="Heading_20_1" text:outline-level="1">Extra Credit</text:h>
      <text:p text:style-name="P16">You can earn <text:span text:style-name="T26">up to an</text:span> extra 5% for <text:span text:style-name="T27">additional features</text:span>. Some suggested features to add:</text:p>
      <text:list xml:id="list7122355964130369371" text:style-name="L6">
        <text:list-item>
          <text:p text:style-name="P62">(Easy) <text:span text:style-name="T43">Write another function to clear out the entire class list, add this as an option to the MainMenu list. When the list is cleared, all titles need to be cleared out, student counts set to 0, and the class count should also be 0.</text:span></text:p>
        </text:list-item>
        <text:list-item>
          <text:p text:style-name="P63"><text:span text:style-name="T42">(Medium) </text:span>Add another string array to store the meeting date/times for each class. Have the user input date and time (example, “TR 12:30 – 1:45 pm”), and display it in the <text:span text:style-name="T41">ViewAllClasses function.</text:span></text:p>
        </text:list-item>
        <text:list-item>
          <text:p text:style-name="P64"><text:span text:style-name="T42">(Hard) </text:span>Add a 2D array of strings that stores a list of up to 30 students for each class. Add a menu option to add a student. Display the class list, ask the user which class # to add a student to, then ask the user for the student name. Display a list of students under their class in the ViewAllClasses function.</text:p>
        </text:list-item>
      </text:list>
      <text:h text:style-name="P65" text:outline-level="1"/>
      <text:h text:style-name="P66" text:outline-level="1"><draw:frame draw:style-name="fr1" draw:name="Object1" text:anchor-type="paragraph" svg:width="6.7791in" svg:height="4.9937in" draw:z-index="0"><draw:object xlink:href="./Object 1" xlink:type="simple" xlink:show="embed" xlink:actuate="onLoad"/><draw:image xlink:href="./ObjectReplacements/Object 1" xlink:type="simple" xlink:show="embed" xlink:actuate="onLoad"/></draw:fram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e002d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pring 2016<text:tab/><text:tab/></text:span>Page <text:page-number text:select-page="current">7</text:page-number> of <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17:48:20.670488065</meta:creation-date>
    <meta:editing-duration>PT1H44M47S</meta:editing-duration>
    <meta:editing-cycles>209</meta:editing-cycles>
    <meta:generator>LibreOffice/4.2.8.2$Linux_X86_64 LibreOffice_project/420m0$Build-2</meta:generator>
    <dc:title>PageNumber</dc:title>
    <dc:date>2016-03-14T18:32:22.259387405</dc:date>
    <meta:document-statistic meta:table-count="4" meta:image-count="0" meta:object-count="1" meta:page-count="7" meta:paragraph-count="139" meta:word-count="1133" meta:character-count="6672" meta:non-whitespace-character-count="5581"/>
    <meta:template xlink:type="simple" xlink:actuate="onRequest" xlink:title="PageNumber" xlink:href="../../../../../../.config/libreoffice/4/user/template/PageNumber.ott" meta:date="2016-01-20T17:48:20.558780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646in"/>
    </style:style>
    <style:style style:name="co2" style:family="table-column">
      <style:table-column-properties fo:break-before="auto" style:column-width="0.889in"/>
    </style:style>
    <style:style style:name="co3" style:family="table-column">
      <style:table-column-properties fo:break-before="auto" style:column-width="4.2063in"/>
    </style:style>
    <style:style style:name="ro1" style:family="table-row">
      <style:table-row-properties style:row-height="0.2244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37in" fo:break-before="auto" style:use-optimal-row-height="true"/>
    </style:style>
    <style:style style:name="ro4" style:family="table-row">
      <style:table-row-properties style:row-height="0.20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fo:margin-left="0in"/>
      <style:text-properties style:text-position="" style:font-name="Liberation Sans Narrow" fo:font-size="13pt" fo:font-weight="bold" style:font-size-asian="13pt" style:font-weight-asian="bold" style:font-size-complex="13pt"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in"/>
      <style:text-properties style:use-window-font-color="true" style:text-outline="false" style:text-line-through-style="none" style:text-line-through-typ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text-position=""/>
    </style:style>
    <style:style style:name="ce7"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start" fo:margin-left="0in"/>
      <style:text-properties style:font-name="Liberation Sans Narrow" fo:font-size="13pt" fo:font-weight="bold" style:font-size-asian="13pt" style:font-weight-asian="bold" style:font-size-complex="13pt"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13"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in"/>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data-style-name="N11">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vertical-align="middle"/>
      <style:paragraph-properties fo:text-align="start" fo:margin-left="0in"/>
    </style:style>
    <style:style style:name="ce16"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0.06pt solid #000000"/>
      <style:text-properties style:use-window-font-color="true" style:text-outline="false" style:text-line-through-style="none" style:text-line-through-type="none"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1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style:style>
  </office:automatic-styles>
  <office:body>
    <office:spreadsheet>
      <table:table table:name="Rubric" table:style-name="ta1">
        <table:table-column table:style-name="co1" table:default-cell-style-name="ce13"/>
        <table:table-column table:style-name="co2" table:default-cell-style-name="ce16"/>
        <table:table-column table:style-name="co3" table:default-cell-style-name="ce18"/>
        <table:table-row table:style-name="ro1">
          <table:table-cell table:style-name="ce10" office:value-type="string" calcext:value-type="string" table:number-columns-spanned="3" table:number-rows-spanned="1">
            <text:p>Grading Rubric</text:p>
          </table:table-cell>
          <table:covered-table-cell table:number-columns-repeated="2" table:style-name="Default"/>
        </table:table-row>
        <table:table-row table:style-name="ro2">
          <table:table-cell table:style-name="ce11" office:value-type="string" calcext:value-type="string">
            <text:p>Student:</text:p>
          </table:table-cell>
          <table:table-cell table:style-name="ce15" table:number-columns-spanned="2" table:number-rows-spanned="1"/>
          <table:covered-table-cell table:style-name="Default"/>
        </table:table-row>
        <table:table-row table:style-name="ro2">
          <table:table-cell table:style-name="ce11" office:value-type="string" calcext:value-type="string">
            <text:p>Assignment:</text:p>
          </table:table-cell>
          <table:table-cell table:style-name="ce15" office:value-type="string" calcext:value-type="string" table:number-columns-spanned="2" table:number-rows-spanned="1">
            <text:p>Program 3</text:p>
          </table:table-cell>
          <table:covered-table-cell table:style-name="Default"/>
        </table:table-row>
        <table:table-row table:style-name="ro3">
          <table:table-cell table:style-name="ce11" office:value-type="string" calcext:value-type="string">
            <text:p>Due Date:</text:p>
          </table:table-cell>
          <table:table-cell table:style-name="ce15" office:value-type="string" calcext:value-type="string" table:number-columns-spanned="2" table:number-rows-spanned="1">
            <text:p>February 28<text:span text:style-name="T2">th</text:span>, 2016</text:p>
          </table:table-cell>
          <table:covered-table-cell table:style-name="Default"/>
        </table:table-row>
        <table:table-row table:style-name="ro2">
          <table:table-cell table:style-name="Default" table:number-columns-repeated="3"/>
        </table:table-row>
        <table:table-row table:style-name="ro1">
          <table:table-cell table:style-name="ce10" office:value-type="string" calcext:value-type="string" table:number-columns-spanned="3" table:number-rows-spanned="1">
            <text:p>Point Breakdown</text:p>
          </table:table-cell>
          <table:covered-table-cell table:number-columns-repeated="2" table:style-name="Default"/>
        </table:table-row>
        <table:table-row table:style-name="ro2">
          <table:table-cell table:style-name="ce12" office:value-type="string" calcext:value-type="string">
            <text:p>Score</text:p>
          </table:table-cell>
          <table:table-cell table:style-name="ce12" office:value-type="string" calcext:value-type="string">
            <text:p>Weight</text:p>
          </table:table-cell>
          <table:table-cell table:style-name="ce17" office:value-type="string" calcext:value-type="string">
            <text:p>Criteria</text:p>
          </table:table-cell>
        </table:table-row>
        <table:table-row table:style-name="ro4">
          <table:table-cell/>
          <table:table-cell office:value-type="percentage" office:value="0.05" calcext:value-type="percentage">
            <text:p>5%</text:p>
          </table:table-cell>
          <table:table-cell office:value-type="string" calcext:value-type="string">
            <text:p>Program builds and runs</text:p>
          </table:table-cell>
        </table:table-row>
        <table:table-row table:style-name="ro4">
          <table:table-cell/>
          <table:table-cell office:value-type="percentage" office:value="0.05" calcext:value-type="percentage">
            <text:p>5%</text:p>
          </table:table-cell>
          <table:table-cell office:value-type="string" calcext:value-type="string">
            <text:p>Clean code</text:p>
          </table:table-cell>
        </table:table-row>
        <table:table-row table:style-name="ro4">
          <table:table-cell/>
          <table:table-cell office:value-type="percentage" office:value="0.05" calcext:value-type="percentage">
            <text:p>5%</text:p>
          </table:table-cell>
          <table:table-cell office:value-type="string" calcext:value-type="string">
            <text:p>Clean user interface</text:p>
          </table:table-cell>
        </table:table-row>
        <table:table-row table:style-name="ro4">
          <table:table-cell/>
          <table:table-cell office:value-type="percentage" office:value="0.05" calcext:value-type="percentage">
            <text:p>5%</text:p>
          </table:table-cell>
          <table:table-cell office:value-type="string" calcext:value-type="string">
            <text:p>Main menu display</text:p>
          </table:table-cell>
        </table:table-row>
        <table:table-row table:style-name="ro4">
          <table:table-cell/>
          <table:table-cell office:value-type="percentage" office:value="0.05" calcext:value-type="percentage">
            <text:p>5%</text:p>
          </table:table-cell>
          <table:table-cell office:value-type="string" calcext:value-type="string">
            <text:p>GetUserInput functionality</text:p>
          </table:table-cell>
        </table:table-row>
        <table:table-row table:style-name="ro4">
          <table:table-cell/>
          <table:table-cell office:value-type="percentage" office:value="0.15" calcext:value-type="percentage">
            <text:p>15%</text:p>
          </table:table-cell>
          <table:table-cell office:value-type="string" calcext:value-type="string">
            <text:p>AddClass main functionality</text:p>
          </table:table-cell>
        </table:table-row>
        <table:table-row table:style-name="ro4">
          <table:table-cell/>
          <table:table-cell office:value-type="percentage" office:value="0.05" calcext:value-type="percentage">
            <text:p>5%</text:p>
          </table:table-cell>
          <table:table-cell office:value-type="string" calcext:value-type="string">
            <text:p>AddClass error checking</text:p>
          </table:table-cell>
        </table:table-row>
        <table:table-row table:style-name="ro4">
          <table:table-cell/>
          <table:table-cell office:value-type="percentage" office:value="0.15" calcext:value-type="percentage">
            <text:p>15%</text:p>
          </table:table-cell>
          <table:table-cell office:value-type="string" calcext:value-type="string">
            <text:p>RemoveClass main functionality</text:p>
          </table:table-cell>
        </table:table-row>
        <table:table-row table:style-name="ro4">
          <table:table-cell/>
          <table:table-cell office:value-type="percentage" office:value="0.05" calcext:value-type="percentage">
            <text:p>5%</text:p>
          </table:table-cell>
          <table:table-cell office:value-type="string" calcext:value-type="string">
            <text:p>RemoveClass error checking</text:p>
          </table:table-cell>
        </table:table-row>
        <table:table-row table:style-name="ro4">
          <table:table-cell/>
          <table:table-cell office:value-type="percentage" office:value="0.15" calcext:value-type="percentage">
            <text:p>15%</text:p>
          </table:table-cell>
          <table:table-cell office:value-type="string" calcext:value-type="string">
            <text:p>ViewAllClasses functionality</text:p>
          </table:table-cell>
        </table:table-row>
        <table:table-row table:style-name="ro4">
          <table:table-cell/>
          <table:table-cell office:value-type="percentage" office:value="0.15" calcext:value-type="percentage">
            <text:p>15%</text:p>
          </table:table-cell>
          <table:table-cell office:value-type="string" calcext:value-type="string">
            <text:p>UpdateClass functionality</text:p>
          </table:table-cell>
        </table:table-row>
        <table:table-row table:style-name="ro4">
          <table:table-cell/>
          <table:table-cell office:value-type="percentage" office:value="0.05" calcext:value-type="percentage">
            <text:p>5%</text:p>
          </table:table-cell>
          <table:table-cell office:value-type="string" calcext:value-type="string">
            <text:p>No logic errors</text:p>
          </table:table-cell>
        </table:table-row>
        <table:table-row table:style-name="ro4">
          <table:table-cell table:number-columns-repeated="3"/>
        </table:table-row>
        <table:table-row table:style-name="ro4">
          <table:table-cell table:style-name="ce14" table:formula="of:=SUM([.A8:.A14])" office:value-type="percentage" office:value="0" calcext:value-type="percentage">
            <text:p>0.00%</text:p>
          </table:table-cell>
          <table:table-cell table:style-name="ce14" table:formula="of:=SUM([.B8:.B20])" office:value-type="percentage" office:value="1" calcext:value-type="percentage">
            <text:p>100.00%</text:p>
          </table:table-cell>
          <table:table-cell office:value-type="string" calcext:value-type="string">
            <text:p>Program Tota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4">00/00/0000</text:date>, <text:time style:data-style-name="N2" text:time-value="12:44:23.581922129">00:00:00</text:time></text:p>
        </style:region-right>
      </style:header>
      <style:header-left style:display="false"/>
      <style:footer>
        <text:p>Page <text:page-number>1</text:page-number> / <text:page-count>99</text:page-count></text:p>
      </style:footer>
      <style:footer-left style:display="false"/>
    </style:master-page>
  </office:master-styles>
</office:document-styles>
</file>